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800000236BA458A115BC3F9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andali" svg:font-family="Mandali" style:font-adornments="Regular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107cm" fo:min-width="14.691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0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11.835cm" svg:height="11.793cm" svg:x="8.255cm" svg:y="0.272cm">
          <draw:image xlink:href="Pictures/100000010000023800000236BA458A115BC3F9B7.png" xlink:type="simple" xlink:show="embed" xlink:actuate="onLoad" draw:mime-type="image/png">
            <text:p/>
          </draw:image>
        </draw:frame>
        <draw:frame presentation:style-name="pr1" draw:text-style-name="P2" draw:layer="layout" svg:width="6.985cm" svg:height="2.05cm" svg:x="0.635cm" svg:y="1.76cm" presentation:class="title" presentation:user-transformed="true">
          <draw:text-box>
            <text:p text:style-name="P2">UdaPeople</text:p>
          </draw:text-box>
        </draw:frame>
        <draw:custom-shape draw:name="Shadow-blue 1" draw:style-name="gr2" draw:text-style-name="P4" draw:layer="layout" svg:width="15.24cm" svg:height="4.416cm" svg:x="5.715cm" svg:y="4.474cm">
          <text:p text:style-name="P3"><text:span text:style-name="T1">CIC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placeholder="true">
          <draw:text-box/>
        </draw:frame>
        <draw:frame presentation:style-name="pr4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andali" svg:font-family="Mandali" style:font-adornments="Regular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29fcf" loext:opacity="100%" style:text-outline="false" style:text-line-through-style="none" style:text-line-through-type="none" style:font-name="Mandali" fo:font-family="Mandali" style:font-style-name="Regular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17:12:13.005924363</meta:creation-date>
    <meta:editing-duration>PT3H25M8S</meta:editing-duration>
    <meta:editing-cycles>4</meta:editing-cycles>
    <meta:generator>LibreOffice/7.3.7.2$Linux_X86_64 LibreOffice_project/30$Build-2</meta:generator>
    <dc:title>Blue Curve</dc:title>
    <dc:date>2023-03-06T21:07:30.441654247</dc:date>
    <meta:document-statistic meta:object-count="44"/>
  </office:meta>
</office:document-meta>
</file>